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188in" fo:margin-left="-0.0167in" fo:margin-top="0in" fo:margin-bottom="0in" fo:break-before="auto" fo:break-after="auto" table:align="left"/>
    </style:style>
    <style:style style:name="Table1.A" style:family="table-column">
      <style:table-column-properties style:column-width="1.1729in"/>
    </style:style>
    <style:style style:name="Table1.B" style:family="table-column">
      <style:table-column-properties style:column-width="1.1069in"/>
    </style:style>
    <style:style style:name="Table1.C" style:family="table-column">
      <style:table-column-properties style:column-width="4.438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31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9257in"/>
    </style:style>
    <style:style style:name="Table2.B" style:family="table-column">
      <style:table-column-properties style:column-width="1.7521in"/>
    </style:style>
    <style:style style:name="Table2.C" style:family="table-column">
      <style:table-column-properties style:column-width="4.01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6931in" fo:margin-left="0in" fo:margin-top="0in" fo:margin-bottom="0in" fo:break-before="auto" fo:break-after="auto" table:align="left"/>
    </style:style>
    <style:style style:name="Table3.A" style:family="table-column">
      <style:table-column-properties style:column-width="0.7104in"/>
    </style:style>
    <style:style style:name="Table3.B" style:family="table-column">
      <style:table-column-properties style:column-width="5.981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 style:list-style-name="WWNum3">
      <style:paragraph-properties fo:margin-left="0.75in" fo:margin-right="0in" fo:margin-top="0in" fo:margin-bottom="0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3" style:family="paragraph" style:parent-style-name="Heading_20_1" style:list-style-name="WWNum1" style:master-page-name="Standard">
      <style:paragraph-properties fo:margin-left="0.3in" fo:margin-right="0in" fo:margin-top="0.1665in" fo:margin-bottom="0.0835in" loext:contextual-spacing="false" fo:line-height="100%" fo:text-indent="-0.3in" style:auto-text-indent="false" style:page-number="1"/>
    </style:style>
    <style:style style:name="P14" style:family="paragraph" style:parent-style-name="Heading_20_2" style:list-style-name="WWNum1">
      <style:paragraph-properties fo:margin-left="0.4in" fo:margin-right="0in" fo:text-indent="-0.4in" style:auto-text-indent="false"/>
    </style:style>
    <style:style style:name="P15" style:family="paragraph" style:parent-style-name="Heading_20_2" style:list-style-name="WWNum1">
      <style:paragraph-properties fo:margin-left="0.4in" fo:margin-right="0in" fo:text-align="justify" style:justify-single-word="false" fo:text-indent="-0.4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73818783" text:style-name="WWNum1">
        <text:list-item>
          <text:p text:style-name="P13">-Mezularitza aplikazioa</text:p>
        </text:list-item>
      </text:list>
      <text:p text:style-name="P1"/>
      <text:list xml:id="list84056040018025" text:continue-numbering="true" text:style-name="WWNum1">
        <text:list-item>
          <text:list>
            <text:list-item>
              <text:p text:style-name="P14">Deskribapena:</text:p>
            </text:list-item>
          </text:list>
        </text:list-item>
      </text:list>
      <text:p text:style-name="P4"><text:span text:style-name="T1">Aplikazioaren erabiltzaileen arteko mezu-trukaketa ahalbidetzen du aplikazio honek. Aplikazioa erabiltzen da erabiltzaile bati alta emateko, erabiltzaile bati mezuak bidaltzeko eta jasotako mezuak irakurtzeko. Aplikazioaren segurtasuna bermatzeko, erabiltzaileak zerbitzariari eskatu behar dizkion segurtasun-kodeak erabiltzen dira. Bezeroa jarduerarik gabe baldin badago denbora-tarte batean, segurtasun kode horiek baliogabetzen dira automatikoki.</text:span></text:p>
      <text:p text:style-name="P2"/>
      <text:p text:style-name="P4"><text:span text:style-name="T1">Aplikazioak UDP erabiltzen du garraio-protokolo gisa. Protokoloa errazteko, ez ditugu aintzat hartuko paketeen galerak.</text:span></text:p>
      <text:list xml:id="list84056245734938" text:continue-numbering="true" text:style-name="WWNum1">
        <text:list-item>
          <text:list>
            <text:list-item>
              <text:p text:style-name="P15">Protokoloa:</text:p>
            </text:list-item>
          </text:list>
        </text:list-item>
      </text:list>
      <text:p text:style-name="P4"><text:span text:style-name="T3">Sintaxia eta semantika:</text:span></text:p>
      <text:p text:style-name="P4"><text:span text:style-name="T1">Komando, erantzun eta parametro guztiak US-ASCII karaktere-kateak dira, mezuak ezik, UTF-8 erabiliz kodetzen baitira. Mezuentzako luzera onargarri maximoa 140 byte da. Komando eta erantzun guztiak 2 bytekoak dira. Komando gehienen segurtasuna bermatzeko, ID eta RG komandoena ezik, 5 US-ASCIIko karaktere-kate batekin batera bidali behar dira. Komandoa ondoren zuriunea</text:span> ondoren segurtasun kodea eta parametroak datoz ‘#’ karakterez beraizita.</text:p>
      <text:p text:style-name="P3"/>
      <text:p text:style-name="P5"><text:span text:style-name="T4">Komandoak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2">Komandoa</text:span></text:p>
          </table:table-cell>
          <table:table-cell table:style-name="Table1.A1" office:value-type="string">
            <text:p text:style-name="P6"><text:span text:style-name="T2">Parametroak</text:span></text:p>
          </table:table-cell>
          <table:table-cell table:style-name="Table1.C1" office:value-type="string">
            <text:p text:style-name="P6"><text:span text:style-name="T2">Deskribapena/ Semantik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RG</text:span></text:p>
          </table:table-cell>
          <table:table-cell table:style-name="Table1.A1" office:value-type="string">
            <text:p text:style-name="P6"><text:span text:style-name="T1">Erabiltzaile + pasahitza + <text:s text:c="3"/>e-mail</text:span></text:p>
          </table:table-cell>
          <table:table-cell table:style-name="Table1.C1" office:value-type="string">
            <text:p text:style-name="P6"><text:span text:style-name="T1">Erabiltzaile berri bat erregistratzeko eskaera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ID</text:span></text:p>
          </table:table-cell>
          <table:table-cell table:style-name="Table1.A1" office:value-type="string">
            <text:p text:style-name="P6"><text:span text:style-name="T1">erabiltzaile + pasahitza</text:span></text:p>
          </table:table-cell>
          <table:table-cell table:style-name="Table1.C1" office:value-type="string">
            <text:p text:style-name="P6"><text:span text:style-name="T1">Segurtasun-kodea lortzeko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MS</text:span></text:p>
          </table:table-cell>
          <table:table-cell table:style-name="Table1.A1" office:value-type="string">
            <text:p text:style-name="P6"><text:span text:style-name="T1">kodea + erabiltzaile + mezua</text:span></text:p>
          </table:table-cell>
          <table:table-cell table:style-name="Table1.C1" office:value-type="string">
            <text:p text:style-name="P6"><text:span text:style-name="T1">Mezua bidaltzeko eskaera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RD</text:span></text:p>
          </table:table-cell>
          <table:table-cell table:style-name="Table1.A1" office:value-type="string">
            <text:p text:style-name="P6"><text:span text:style-name="T1">kodea</text:span></text:p>
          </table:table-cell>
          <table:table-cell table:style-name="Table1.C1" office:value-type="string">
            <text:p text:style-name="P6"><text:span text:style-name="T1">Mezuak irakurtzeko eskaera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XT</text:span></text:p>
          </table:table-cell>
          <table:table-cell table:style-name="Table1.A1" office:value-type="string">
            <text:p text:style-name="P6"><text:span text:style-name="T1">kodea</text:span></text:p>
          </table:table-cell>
          <table:table-cell table:style-name="Table1.C1" office:value-type="string">
            <text:p text:style-name="P6"><text:span text:style-name="T1">Saioa amaitu.</text:span></text:p>
          </table:table-cell>
        </table:table-row>
      </table:table>
      <text:p text:style-name="P1"/>
      <text:p text:style-name="P5"><text:span text:style-name="T4">Erantzunak: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6"><text:span text:style-name="T2">Erantzuna</text:span></text:p>
          </table:table-cell>
          <table:table-cell table:style-name="Table2.A1" office:value-type="string">
            <text:p text:style-name="P6"><text:span text:style-name="T2">Parametroak</text:span></text:p>
          </table:table-cell>
          <table:table-cell table:style-name="Table2.C1" office:value-type="string">
            <text:p text:style-name="P6"><text:span text:style-name="T2">Deskribapena/ Semantika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OK</text:span></text:p>
          </table:table-cell>
          <table:table-cell table:style-name="Table2.A1" office:value-type="string">
            <text:p text:style-name="P6"><text:span text:style-name="T1">[ kodea + iraupen |</text:span></text:p>
            <text:p text:style-name="P6"><text:span text:style-name="T1"><text:s text:c="2"/>mezuen kopurua |</text:span></text:p>
            <text:p text:style-name="P6"><text:span text:style-name="T1"><text:s text:c="2"/>ezer ]</text:span></text:p>
          </table:table-cell>
          <table:table-cell table:style-name="Table2.C1" office:value-type="string">
            <text:p text:style-name="P6"><text:span text:style-name="T1">Erantzun positiboa. Dena ondo joan da.</text:span></text:p>
            <text:p text:style-name="P8"/>
          </table:table-cell>
        </table:table-row>
        <table:table-row table:style-name="Table2.1">
          <table:table-cell table:style-name="Table2.A1" office:value-type="string">
            <text:p text:style-name="P6"><text:span text:style-name="T1">ER</text:span></text:p>
          </table:table-cell>
          <table:table-cell table:style-name="Table2.A1" office:value-type="string">
            <text:p text:style-name="P6"><text:span text:style-name="T1">errore-kodea</text:span></text:p>
          </table:table-cell>
          <table:table-cell table:style-name="Table2.C1" office:value-type="string">
            <text:p text:style-name="P6"><text:span text:style-name="T1">Erantzun negatiboa. Arazoren bat izan da.</text:span></text:p>
          </table:table-cell>
        </table:table-row>
      </table:table>
      <text:p text:style-name="P5"><text:span text:style-name="T1">* Kortxeteek [] parametroa aukerazkoa dela adierazten dute eta barra bertikalak |, aldiz, OR logikoa.</text:span></text:p>
      <text:p text:style-name="P1"/>
      <text:p text:style-name="P1"/>
      <text:p text:style-name="P4"><text:span text:style-name="T4">Parametroen formatua:</text:span></text:p>
      <text:p text:style-name="P2"/>
      <text:list xml:id="list170915248" text:style-name="WWNum2">
        <text:list-item>
          <text:p text:style-name="P9"><text:span text:style-name="T1">ID-en eta RG-en ezik, beste komandoetan beti erabili behar da 5 karaktereko segurtasun-kode bat.</text:span></text:p>
        </text:list-item>
        <text:list-item>
          <text:p text:style-name="P9"><text:span text:style-name="T1">Erabiltzaileen izenek eta pasahitzek ezin dute ‘#’ karakterea eduki, karaktere hori erabiltzen baita horiek eta hurrengo parametroa bereizteko RG, ID eta MS komandoetan. </text:span></text:p>
        </text:list-item>
        <text:list-item>
          <text:p text:style-name="P9"><text:span text:style-name="T1">ID komandoaren erantzunan adierazten den iraupena osoko positibo bat da tamaina aldakorrekoa eta 999 balio maximoa duena.</text:span></text:p>
        </text:list-item>
      </text:list>
      <text:p text:style-name="P11"/>
      <text:p text:style-name="P4"><text:span text:style-name="T3">Prozedurak:</text:span></text:p>
      <text:p text:style-name="P3"/>
      <text:p text:style-name="P4"><text:span text:style-name="T4">Ohar orokorrak</text:span></text:p>
      <text:p text:style-name="P4"><text:span text:style-name="T1">Errore baten kasuak zerbitzariak erantzun negatibo eta errore-kode batekin erantzuten du. Taula honetan errore generikoak adierazten dira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T1">Kodea</text:span></text:p>
          </table:table-cell>
          <table:table-cell table:style-name="Table3.B1" office:value-type="string">
            <text:p text:style-name="P7"><text:span text:style-name="T1">Errorea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1">01</text:span></text:p>
          </table:table-cell>
          <table:table-cell table:style-name="Table3.B1" office:value-type="string">
            <text:p text:style-name="P7"><text:span text:style-name="T1">Komando ezezaguna.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1">02</text:span></text:p>
          </table:table-cell>
          <table:table-cell table:style-name="Table3.B1" office:value-type="string">
            <text:p text:style-name="P7"><text:span text:style-name="T1">Espero ez zen parametroa. Parametro bat jaso da espero ez zen tokian.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1">03</text:span></text:p>
          </table:table-cell>
          <table:table-cell table:style-name="Table3.B1" office:value-type="string">
            <text:p text:style-name="P7"><text:span text:style-name="T1">Hautazkoa ez den parametro bat falta da.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1">04</text:span></text:p>
          </table:table-cell>
          <table:table-cell table:style-name="Table3.B1" office:value-type="string">
            <text:p text:style-name="P7"><text:span text:style-name="T1">Parametroak ez du formatu egokia.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1">05</text:span></text:p>
          </table:table-cell>
          <table:table-cell table:style-name="Table3.B1" office:value-type="string">
            <text:p text:style-name="P7"><text:span text:style-name="T1">Segurtasun kode okerra.</text:span></text:p>
          </table:table-cell>
        </table:table-row>
        <table:table-row table:style-name="Table3.1">
          <table:table-cell table:style-name="Table3.A1" office:value-type="string">
            <text:p text:style-name="P7">11</text:p>
          </table:table-cell>
          <table:table-cell table:style-name="Table3.B1" office:value-type="string">
            <text:p text:style-name="P7">Segurtasun kodea iraungita</text:p>
          </table:table-cell>
        </table:table-row>
      </table:table>
      <text:p text:style-name="P2"><text:soft-page-break/></text:p>
      <text:p text:style-name="P4"><text:span text:style-name="T4">Erabiltzaile berri bat erregistratzeko eskaera</text:span></text:p>
      <text:p text:style-name="P4"><text:span text:style-name="T1">Bezeroak bidaltzen du RG komandoa, sortu nahi dugun erabiltzaile izenarekin, psahitzarekin eta posta elektronikoko helbide batekin batera. Erabiltzaile izena aurretik erabilita badago, zerbitzariak erantzun negatiboa bidaltzen du 06 errore-kodea adieraziz. Bestalde, posta elektronikoko helbidea beste erabiltzaile bati badagokio, 07 errore-kodea itzultzen du. Dena ondo badoa, erabiltzaileak erantzun positiboa ematen du, bestelako parametrorik gabe.</text:span></text:p>
      <text:p text:style-name="P2"/>
      <text:p text:style-name="P4"><text:span text:style-name="T4">Segurtasun-kodea lortu</text:span></text:p>
      <text:p text:style-name="P4"><text:span text:style-name="T1">Bezeroak ID komandoa bidaltzen du erabiltzaile izena eta pasahitza (tartean ‘#’ karakterea dutela) parametro gisa dituela. Zerbitzariak erantzun positiboa ematen du erabiltzailea eta pasahitza zuzenak badira. Erantzun positiboaren ondoren 5 karaktereko segurtasun-kode bat eta jardute-gabeko tartearen iraupena segundotan adierazten dira; iraupen hori pasatuz gero, zerbitzariak segurtasun-kodea baliogabetzen du. Dagoe</text:span>neko baliozko kode bat baldin badago, 12 errore-kodea adierazten du zerbitzariak. Beste edozein arazoren aurrean<text:span text:style-name="T1">, 08 errore-kodea adierazten du zerbitzariak.</text:span></text:p>
      <text:p text:style-name="P2"/>
      <text:p text:style-name="P4"><text:span text:style-name="T4">Mezua bidaltzeko eskaera</text:span></text:p>
      <text:p text:style-name="P4"><text:span text:style-name="T1">Bezeroak MS komandoa bidaltzen du segurtasun-kodearekin, mezuaren jasotzailearen izenarekin eta mezu berarekin batera. Jasotzailea sisteman ez badago, zerbitzariak erantzun negatiboa itzultzen du 09 errore-mezua adieraziz. Mezua onartzen den luzera maximoa baino luzeagoa bada, erantzun negatiboa bidaltzen da 10 errore-kodea adierazita. Dena ondo joan bada, erantzun positiboa bidaltzen du parametrorik gabe.</text:span></text:p>
      <text:p text:style-name="P2"/>
      <text:p text:style-name="P4"><text:span text:style-name="T4">Mezuak irakurtzeko eskaera</text:span></text:p>
      <text:p text:style-name="P4"><text:span text:style-name="T1">Bezeroak RD komandoa bidaltzen du segurtasun-kodearekin batera. Zerbitzariak mezuak bidaltzen ditu prozedura honen arabera:</text:span></text:p>
      <text:list xml:id="list1189625825" text:style-name="WWNum3">
        <text:list-item>
          <text:p text:style-name="P10"><text:span text:style-name="T1">Pakete bat bidaltzen du erantzuna positiboa dela adierazteko (“OK”) eta luzera aldakorreko <text:s/>osoko zenbaki bat bidali behar dituen mezuen kopurua adierazteko.</text:span></text:p>
        </text:list-item>
        <text:list-item>
          <text:p text:style-name="P10"><text:span text:style-name="T1">Bidali beharreko mezu bakoitzeko, zerbitzariak informazio hau duen pakete bana bidaltzen du:</text:span></text:p>
          <text:list>
            <text:list-item>
              <text:p text:style-name="P12"><text:span text:style-name="T1">Mezuaren bidaltzailearen izena.</text:span></text:p>
            </text:list-item>
            <text:list-item>
              <text:p text:style-name="P12"><text:span text:style-name="T1">‘#’ karakterea erabiltzen da bidaltzailearen izenaren amaiera adierazteko.</text:span></text:p>
            </text:list-item>
            <text:list-item>
              <text:p text:style-name="P12"><text:span text:style-name="T1">Mezua bera.</text:span></text:p>
            </text:list-item>
          </text:list>
        </text:list-item>
        <text:list-item>
          <text:p text:style-name="P10"><text:span text:style-name="T1">Ez badago mezurik irakurtzeko, zerbitzariak lehen paketea baino ez du bidaltzen, 0 zenbakia adieraziz.</text:span></text:p>
        </text:list-item>
      </text:list>
      <text:p text:style-name="P2"/>
      <text:p text:style-name="P4"><text:span text:style-name="T4">Saioa amaitu</text:span></text:p>
      <text:p text:style-name="P4"><text:span text:style-name="T1">Bezeroak bidaltzen du XT komandoa segurtasun-kodearekin batera. Zerbitzariak kodea baliogabetzen du. Hau egin eta gero, zerbitzariarekin berriz komunikatzeko, bezeroak berriz bidali behar du ID komandoa segurtasun-kode berri bat lortzek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u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u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835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835in" loext:contextual-spacing="false" fo:line-height="100%" fo:text-indent="-0.4in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835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28pt" fo:font-weight="bold" style:font-name-asian="Arial1" style:font-family-asian="Arial" style:font-family-generic-asian="system" style:font-pitch-asian="variable" style:font-size-asian="28pt" style:font-weight-asian="bold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76" meta:word-count="624" meta:character-count="4883" meta:non-whitespace-character-count="4332"/>
    <meta:generator>LibreOfficeDev/6.0.5.2$Linux_X86_64 LibreOffice_project/</meta:generator>
  </office:meta>
</office:document-meta>
</file>